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LAZO ONTIVEROS HERLISS PAUL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LAZO ONTIVEROS, YONER YERSI</text:span></text:p>
      <text:p text:style-name="P5">Recojo: <text:span text:style-name="T3">LAZO ONTIVEROS HERLISS PAUL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38:5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